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roma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764cm" fo:margin-left="-0.191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4" style:family="table">
      <style:table-properties style:width="16.51cm" table:align="margins" style:writing-mode="lr-tb"/>
    </style:style>
    <style:style style:name="Tabla4.A" style:family="table-column">
      <style:table-column-properties style:column-width="8.255cm" style:rel-column-width="32767*"/>
    </style:style>
    <style:style style:name="Tabla4.B" style:family="table-column">
      <style:table-column-properties style:column-width="8.25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51cm" table:align="margins" style:writing-mode="lr-tb"/>
    </style:style>
    <style:style style:name="Tabla5.A" style:family="table-column">
      <style:table-column-properties style:column-width="8.25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51cm" table:align="margins" style:writing-mode="lr-tb"/>
    </style:style>
    <style:style style:name="Tabla6.A" style:family="table-column">
      <style:table-column-properties style:column-width="5.503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51cm" table:align="margins" style:writing-mode="lr-tb"/>
    </style:style>
    <style:style style:name="Tabla7.A" style:family="table-column">
      <style:table-column-properties style:column-width="5.503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es" fo:country="AR" style:font-size-asian="12pt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paragraph-properties fo:text-align="center" style:justify-single-word="false"/>
      <style:text-properties fo:language="es" fo:country="AR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fo:language="es" fo:country="AR" style:font-size-asian="14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es" fo:country="AR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language="es" fo:country="AR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es" fo:country="AR" fo:font-weight="bold" style:font-size-asian="12pt" style:font-weight-asian="bold" style:font-name-complex="Arial"/>
    </style:style>
    <style:style style:name="P9" style:family="paragraph" style:parent-style-name="Header">
      <style:text-properties fo:font-size="12pt" fo:language="es" fo:country="AR" style:font-size-asian="12pt"/>
    </style:style>
    <style:style style:name="P10" style:family="paragraph" style:parent-style-name="Header">
      <style:text-properties fo:language="es" fo:country="AR"/>
    </style:style>
    <style:style style:name="P11" style:family="paragraph" style:parent-style-name="Footer">
      <style:text-properties fo:language="es" fo:country="AR"/>
    </style:style>
    <style:style style:name="P1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es" fo:country="AR"/>
    </style:style>
    <style:style style:name="P13" style:family="paragraph" style:parent-style-name="Standard">
      <style:paragraph-properties fo:margin-left="0cm" fo:margin-right="0.635cm" fo:text-indent="0cm" style:auto-text-indent="false"/>
      <style:text-properties fo:language="es" fo:country="AR"/>
    </style:style>
    <style:style style:name="P14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15" style:family="paragraph" style:parent-style-name="Heading">
      <style:paragraph-properties fo:text-align="end" style:justify-single-word="false"/>
      <style:text-properties fo:font-size="14pt" fo:language="es" fo:country="AR" style:font-size-asian="14pt"/>
    </style:style>
    <style:style style:name="P16" style:family="paragraph" style:parent-style-name="Heading">
      <style:text-properties style:font-name="Calibri" fo:font-size="12pt" fo:language="es" fo:country="AR" style:font-size-asian="12pt" style:language-asian="none" style:country-asian="none" style:font-name-complex="Calibri" style:font-size-complex="12pt"/>
    </style:style>
    <style:style style:name="P17" style:family="paragraph" style:parent-style-name="Heading">
      <style:paragraph-properties fo:text-align="end" style:justify-single-word="false"/>
      <style:text-properties fo:language="es" fo:country="AR"/>
    </style:style>
    <style:style style:name="P18" style:family="paragraph" style:parent-style-name="Heading">
      <style:paragraph-properties fo:break-before="page"/>
      <style:text-properties fo:language="es" fo:country="AR"/>
    </style:style>
    <style:style style:name="P19" style:family="paragraph" style:parent-style-name="InfoBlue">
      <style:text-properties fo:language="es" fo:country="AR"/>
    </style:style>
    <style:style style:name="P20" style:family="paragraph" style:parent-style-name="InfoBlue">
      <style:paragraph-properties fo:margin-left="0cm" fo:margin-right="0cm" fo:text-indent="0cm" style:auto-text-indent="false"/>
      <style:text-properties fo:language="es" fo:country="AR"/>
    </style:style>
    <style:style style:name="P21" style:family="paragraph" style:parent-style-name="Table_20_Contents">
      <style:text-properties fo:language="es" fo:country="AR"/>
    </style:style>
    <style:style style:name="P22" style:family="paragraph" style:parent-style-name="Table_20_Contents">
      <style:text-properties fo:language="es" fo:country="AR" officeooo:rsid="0014fa16" officeooo:paragraph-rsid="0014fa16"/>
    </style:style>
    <style:style style:name="P23" style:family="paragraph" style:parent-style-name="Tabletext">
      <style:text-properties fo:language="es" fo:country="AR"/>
    </style:style>
    <style:style style:name="P24" style:family="paragraph" style:parent-style-name="Tabletext">
      <style:paragraph-properties fo:text-align="center" style:justify-single-word="false"/>
      <style:text-properties fo:language="es" fo:country="AR" fo:font-weight="bold" style:font-weight-asian="bold"/>
    </style:style>
    <style:style style:name="P25" style:family="paragraph" style:parent-style-name="Tabletext">
      <style:paragraph-properties style:snap-to-layout-grid="false"/>
      <style:text-properties fo:language="es" fo:country="AR"/>
    </style:style>
    <style:style style:name="P26" style:family="paragraph" style:parent-style-name="Text_20_body">
      <style:text-properties fo:language="es" fo:country="AR"/>
    </style:style>
    <style:style style:name="P27" style:family="paragraph" style:parent-style-name="Heading" style:master-page-name="Convertir_20_1">
      <style:paragraph-properties style:page-number="auto"/>
      <style:text-properties fo:language="es" fo:country="AR"/>
    </style:style>
    <style:style style:name="P28" style:family="paragraph" style:parent-style-name="Heading" style:master-page-name="Standard">
      <style:paragraph-properties fo:text-align="end" style:justify-single-word="false" style:page-number="auto"/>
      <style:text-properties style:use-window-font-color="true" loext:opacity="0%" style:font-name="Arial" fo:font-size="18pt" fo:language="es" fo:country="AR" fo:font-weight="bold" officeooo:rsid="0024b3e4" officeooo:paragraph-rsid="0024b3e4" style:font-name-asian="Times New Roman" style:font-size-asian="18pt" style:font-weight-asian="bold" style:font-name-complex="Arial" style:font-size-complex="10pt" style:language-complex="ar" style:country-complex="SA"/>
    </style:style>
    <style:style style:name="P29" style:family="paragraph" style:parent-style-name="Heading_20_1">
      <style:text-properties fo:language="es" fo:country="AR"/>
    </style:style>
    <style:style style:name="P30" style:family="paragraph" style:parent-style-name="Heading_20_1">
      <style:paragraph-properties fo:orphans="2" fo:widows="2"/>
      <style:text-properties fo:language="es" fo:country="AR"/>
    </style:style>
    <style:style style:name="P31" style:family="paragraph" style:parent-style-name="Heading_20_1">
      <style:paragraph-properties fo:orphans="2" fo:widows="2"/>
      <style:text-properties fo:language="es" fo:country="AR" officeooo:paragraph-rsid="001a6c44"/>
    </style:style>
    <style:style style:name="P32" style:family="paragraph" style:parent-style-name="Heading_20_1">
      <style:paragraph-properties fo:orphans="2" fo:widows="2"/>
    </style:style>
    <style:style style:name="P33" style:family="paragraph" style:parent-style-name="Heading_20_2">
      <style:text-properties officeooo:rsid="001982f4" officeooo:paragraph-rsid="001982f4"/>
    </style:style>
    <style:style style:name="P34" style:family="paragraph" style:parent-style-name="Heading_20_2">
      <style:text-properties officeooo:paragraph-rsid="001982f4"/>
    </style:style>
    <style:style style:name="P35" style:family="paragraph" style:parent-style-name="Heading_20_2">
      <style:text-properties officeooo:rsid="001a6c44" officeooo:paragraph-rsid="001a6c44"/>
    </style:style>
    <style:style style:name="P36" style:family="paragraph" style:parent-style-name="Heading_20_2">
      <style:text-properties officeooo:rsid="001b4b1f" officeooo:paragraph-rsid="001b4b1f"/>
    </style:style>
    <style:style style:name="P37" style:family="paragraph" style:parent-style-name="InfoBlue">
      <style:text-properties fo:color="#0000ff" loext:opacity="100%" fo:language="es" fo:country="AR" fo:font-style="italic" style:font-style-asian="italic"/>
    </style:style>
    <style:style style:name="P38" style:family="paragraph" style:parent-style-name="InfoBlue">
      <style:paragraph-properties fo:margin-left="0cm" fo:margin-right="0cm" fo:text-indent="0cm" style:auto-text-indent="false"/>
      <style:text-properties fo:color="#0000ff" loext:opacity="100%" fo:language="es" fo:country="AR" fo:font-style="italic" style:font-style-asian="italic"/>
    </style:style>
    <style:style style:name="P39" style:family="paragraph" style:parent-style-name="Standard">
      <style:text-properties style:use-window-font-color="true" loext:opacity="0%" style:font-name="Times New Roman" fo:font-size="10pt" fo:language="es" fo:country="AR" officeooo:rsid="0023c5de" officeooo:paragraph-rsid="0023c5de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Standard">
      <style:text-properties officeooo:paragraph-rsid="001b4b1f"/>
    </style:style>
    <style:style style:name="P41" style:family="paragraph" style:parent-style-name="Standard" style:list-style-name="L2">
      <style:paragraph-properties fo:orphans="2" fo:widows="2"/>
      <style:text-properties officeooo:rsid="00218c94" officeooo:paragraph-rsid="00218c94"/>
    </style:style>
    <style:style style:name="P42" style:family="paragraph" style:parent-style-name="Table_20_Contents">
      <style:text-properties officeooo:rsid="0017ddbe" officeooo:paragraph-rsid="0017ddbe"/>
    </style:style>
    <style:style style:name="P43" style:family="paragraph" style:parent-style-name="Table_20_Contents">
      <style:text-properties officeooo:rsid="001a6c44" officeooo:paragraph-rsid="001a6c44"/>
    </style:style>
    <style:style style:name="P44" style:family="paragraph" style:parent-style-name="Table_20_Contents">
      <style:text-properties officeooo:rsid="001b4b1f" officeooo:paragraph-rsid="001b4b1f"/>
    </style:style>
    <style:style style:name="P45" style:family="paragraph" style:parent-style-name="Table_20_Contents">
      <style:text-properties officeooo:rsid="001bb202" officeooo:paragraph-rsid="001bb202"/>
    </style:style>
    <style:style style:name="P46" style:family="paragraph" style:parent-style-name="Text_20_body">
      <style:text-properties fo:language="es" fo:country="AR"/>
    </style:style>
    <style:style style:name="P47" style:family="paragraph" style:parent-style-name="Text_20_body">
      <style:text-properties officeooo:rsid="001e010a" officeooo:paragraph-rsid="00201116"/>
    </style:style>
    <style:style style:name="P48" style:family="paragraph" style:parent-style-name="Text_20_body">
      <style:paragraph-properties fo:margin-left="0cm" fo:margin-right="0cm" fo:text-indent="0cm" style:auto-text-indent="false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language="es" fo:country="AR"/>
    </style:style>
    <style:style style:name="P50" style:family="paragraph" style:parent-style-name="Text_20_body">
      <style:paragraph-properties fo:break-before="page"/>
      <style:text-properties fo:language="es" fo:country="AR"/>
    </style:style>
    <style:style style:name="T1" style:family="text">
      <style:text-properties style:font-name="Symbol1" fo:font-size="10pt"/>
    </style:style>
    <style:style style:name="T2" style:family="text">
      <style:text-properties fo:language="es" fo:country="AR"/>
    </style:style>
    <style:style style:name="T3" style:family="text">
      <style:text-properties fo:language="es" fo:country="AR" style:language-asian="none" style:country-asian="none"/>
    </style:style>
    <style:style style:name="T4" style:family="text">
      <style:text-properties fo:language="es" fo:country="AR" officeooo:rsid="0022efb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 fo:font-size="12pt" fo:language="es" fo:country="AR" style:font-size-asian="12pt" style:language-asian="none" style:country-asian="none" style:font-name-complex="Calibri" style:font-size-complex="12pt"/>
    </style:style>
    <style:style style:name="T7" style:family="text">
      <style:text-properties style:font-name-asian="Arial"/>
    </style:style>
    <style:style style:name="T8" style:family="text">
      <style:text-properties fo:font-style="normal" style:font-style-asian="normal"/>
    </style:style>
    <style:style style:name="T9" style:family="text">
      <style:text-properties fo:color="#0000ff" loext:opacity="100%" fo:language="es" fo:country="AR" fo:font-style="italic" style:font-style-asian="italic"/>
    </style:style>
    <style:style style:name="T10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loext:opacity="0%" style:font-name="Times New Roman" fo:font-size="10pt" officeooo:rsid="001982f4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style:font-name="Times New Roman" fo:font-size="10pt" officeooo:rsid="001bb202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loext:opacity="0%" style:font-name="Times New Roman" fo:font-size="10pt" officeooo:rsid="00201116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Times New Roman" fo:font-size="10pt" officeooo:rsid="0020adc8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Times New Roman" fo:font-size="10pt" officeooo:rsid="0023c5de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style:font-name="Times New Roman" fo:font-size="10pt" style:text-underline-style="none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loext:opacity="0%" style:font-name="Times New Roman" fo:font-size="10pt" style:text-underline-style="none" officeooo:rsid="001982f4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loext:opacity="0%" style:font-name="Times New Roman" fo:font-size="10pt" fo:language="es" fo:country="AR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text-underline-style="none"/>
    </style:style>
    <style:style style:name="T20" style:family="text">
      <style:text-properties officeooo:rsid="001982f4"/>
    </style:style>
    <style:style style:name="T21" style:family="text">
      <style:text-properties officeooo:rsid="001bb202"/>
    </style:style>
    <style:style style:name="T22" style:family="text">
      <style:text-properties officeooo:rsid="001f9510"/>
    </style:style>
    <style:style style:name="T23" style:family="text">
      <style:text-properties officeooo:rsid="00201116"/>
    </style:style>
    <style:style style:name="T24" style:family="text">
      <style:text-properties officeooo:rsid="0020adc8"/>
    </style:style>
    <style:style style:name="T25" style:family="text">
      <style:text-properties officeooo:rsid="0023c5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operativa Trabajo Practico Especial <text:s/></text:p>
      <text:p text:style-name="P17">Vision</text:p>
      <text:p text:style-name="P17"/>
      <text:p text:style-name="P15">Version &lt;1.0&gt;</text:p>
      <text:p text:style-name="P5"/>
      <text:p text:style-name="P2"/>
      <text:p text:style-name="P26"/>
      <text:p text:style-name="P26"/>
      <text:p text:style-name="P27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row table:style-name="Tabla1.1">
          <table:table-cell table:style-name="Tabla1.A1" office:value-type="string">
            <text:p text:style-name="P24">Date</text:p>
          </table:table-cell>
          <table:table-cell table:style-name="Tabla1.A1" office:value-type="string">
            <text:p text:style-name="P24">Version</text:p>
          </table:table-cell>
          <table:table-cell table:style-name="Tabla1.A1" office:value-type="string">
            <text:p text:style-name="P24">Description</text:p>
          </table:table-cell>
          <table:table-cell table:style-name="Tabla1.A1" office:value-type="string">
            <text:p text:style-name="P24">Author</text:p>
          </table:table-cell>
        </table:table-row>
        <table:table-row table:style-name="Tabla1.1">
          <table:table-cell table:style-name="Tabla1.A1" office:value-type="string">
            <text:p text:style-name="P23">&lt;dd/mmm/yy&gt;</text:p>
          </table:table-cell>
          <table:table-cell table:style-name="Tabla1.A1" office:value-type="string">
            <text:p text:style-name="P23">&lt;x.x&gt;</text:p>
          </table:table-cell>
          <table:table-cell table:style-name="Tabla1.A1" office:value-type="string">
            <text:p text:style-name="P23">&lt;details&gt;</text:p>
          </table:table-cell>
          <table:table-cell table:style-name="Tabla1.A1" office:value-type="string">
            <text:p text:style-name="P23">&lt;name&gt;</text:p>
          </table:table-cell>
        </table:table-row>
        <table:table-row table:style-name="Tabla1.1"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</table:table-row>
        <table:table-row table:style-name="Tabla1.1"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/>
          </table:table-cell>
        </table:table-row>
      </table:table>
      <text:p text:style-name="P2"/>
      <text:p text:style-name="P18">Table of Contents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span text:style-name="T3">1.</text:span><text:span text:style-name="T6"><text:tab/></text:span><text:span text:style-name="T3">Vision Statement<text:tab/></text:span><text:a xlink:type="simple" xlink:href="#__RefHeading___Toc508016723" text:style-name="Internet_20_link" text:visited-style-name="Visited_20_Internet_20_Link"><text:span text:style-name="T3">4</text:span></text:a></text:p>
          <text:p text:style-name="P14"><text:span text:style-name="T3">2.</text:span><text:span text:style-name="T6"><text:tab/></text:span><text:span text:style-name="T3">Target Group<text:tab/></text:span><text:a xlink:type="simple" xlink:href="#__RefHeading___Toc508016724" text:style-name="Internet_20_link" text:visited-style-name="Visited_20_Internet_20_Link"><text:span text:style-name="T3">4</text:span></text:a></text:p>
          <text:p text:style-name="P14"><text:span text:style-name="T3">3.</text:span><text:span text:style-name="T6"><text:tab/></text:span><text:span text:style-name="T3">Needs<text:tab/></text:span><text:a xlink:type="simple" xlink:href="#__RefHeading___Toc508016725" text:style-name="Internet_20_link" text:visited-style-name="Visited_20_Internet_20_Link"><text:span text:style-name="T3">4</text:span></text:a></text:p>
          <text:p text:style-name="P14"><text:span text:style-name="T3">4.</text:span><text:span text:style-name="T6"><text:tab/></text:span><text:span text:style-name="T3">Product<text:tab/></text:span><text:a xlink:type="simple" xlink:href="#__RefHeading___Toc508016726" text:style-name="Internet_20_link" text:visited-style-name="Visited_20_Internet_20_Link"><text:span text:style-name="T3">4</text:span></text:a></text:p>
          <text:p text:style-name="P14"><text:span text:style-name="T3">5.</text:span><text:span text:style-name="T6"><text:tab/></text:span><text:span text:style-name="T3">Business Goals<text:tab/></text:span><text:a xlink:type="simple" xlink:href="#__RefHeading___Toc508016727" text:style-name="Internet_20_link" text:visited-style-name="Visited_20_Internet_20_Link"><text:span text:style-name="T3">4</text:span></text:a></text:p>
        </text:index-body>
      </text:table-of-content>
      <text:p text:style-name="P16"/>
      <text:p text:style-name="P18"><text:title>Vision</text:title><text:span text:style-name="T7"><text:s/></text:span></text:p>
      <text:p text:style-name="P20"/>
      <text:h text:style-name="P29" text:outline-level="1"><text:bookmark-start text:name="__RefHeading___Toc508016723"/>Vision Statement<text:bookmark-end text:name="__RefHeading___Toc508016723"/></text:h>
      <text:p text:style-name="Standard"><text:span text:style-name="T2"/></text:p>
      <text:h text:style-name="P34" text:outline-level="2"><text:span text:style-name="T20">Problem Statement</text:span></text:h>
      <table:table table:name="Tabla4" table:style-name="Tabla4">
        <table:table-column table:style-name="Tabla4.A"/>
        <table:table-column table:style-name="Tabla4.B"/>
        <table:table-row table:style-name="TableLine1794175927440">
          <table:table-cell table:style-name="Tabla4.A1" office:value-type="string">
            <text:p text:style-name="P21">El problema de </text:p>
          </table:table-cell>
          <table:table-cell table:style-name="Tabla4.B1" office:value-type="string">
            <text:p text:style-name="P22">La organización de la entrega y recolección de materiales en la cooperativa donde el proceso es actualmente manual</text:p>
          </table:table-cell>
        </table:table-row>
        <table:table-row table:style-name="TableLine1794175918464">
          <table:table-cell table:style-name="Tabla4.A2" office:value-type="string">
            <text:p text:style-name="P21">afecta </text:p>
          </table:table-cell>
          <table:table-cell table:style-name="Tabla4.B2" office:value-type="string">
            <text:p text:style-name="P22">Cartoneros, Ciudadanos, encargados de la cooperativa </text:p>
          </table:table-cell>
        </table:table-row>
        <table:table-row table:style-name="TableLine1794175929344">
          <table:table-cell table:style-name="Tabla4.A2" office:value-type="string">
            <text:p text:style-name="P21">cuyo impacto es </text:p>
          </table:table-cell>
          <table:table-cell table:style-name="Tabla4.B2" office:value-type="string">
            <text:p text:style-name="P22">Un proceso costoso y difícil de administrar para la secretaria de la cooperativa</text:p>
          </table:table-cell>
        </table:table-row>
        <table:table-row table:style-name="TableLine1794175914656">
          <table:table-cell table:style-name="Tabla4.A2" office:value-type="string">
            <text:p text:style-name="P21">una solución exitosa permitiría </text:p>
          </table:table-cell>
          <table:table-cell table:style-name="Tabla4.B2" office:value-type="string">
            <text:p text:style-name="P22">Solucionar los problemas de administración, informar a los ciudadanos sobre los materiales que pueden llevar a la cooperativa y lograr una mejor coordinación en la entrega de materiales tanto por parte de ciudadanos como cartoneros. </text:p>
          </table:table-cell>
        </table:table-row>
      </table:table>
      <text:p text:style-name="P26"/>
      <text:h text:style-name="P33" text:outline-level="2">Product Statement</text:h>
      <table:table table:name="Tabla5" table:style-name="Tabla5">
        <table:table-column table:style-name="Tabla5.A" table:number-columns-repeated="2"/>
        <table:table-row table:style-name="TableLine1794445442176">
          <table:table-cell table:style-name="Tabla5.A1" office:value-type="string">
            <text:p text:style-name="P42">Para</text:p>
          </table:table-cell>
          <table:table-cell table:style-name="Tabla5.B1" office:value-type="string">
            <text:p text:style-name="P42">Ciudadanos, cartoneros y encargados de la cooperativa</text:p>
          </table:table-cell>
        </table:table-row>
        <table:table-row table:style-name="TableLine1794445442176">
          <table:table-cell table:style-name="Tabla5.A2" office:value-type="string">
            <text:p text:style-name="P42"><text:span text:style-name="T10">Q</text:span>uienes</text:p>
          </table:table-cell>
          <table:table-cell table:style-name="Tabla5.B2" office:value-type="string">
            <text:p text:style-name="P42">Llevan materiales a la cooperativa o la administran</text:p>
          </table:table-cell>
        </table:table-row>
        <table:table-row table:style-name="TableLine1794445442176">
          <table:table-cell table:style-name="Tabla5.A2" office:value-type="string">
            <text:p text:style-name="P42">El software de administración de la cooperativa</text:p>
          </table:table-cell>
          <table:table-cell table:style-name="Tabla5.B2" office:value-type="string">
            <text:p text:style-name="P42">Es un sistema <text:s/></text:p>
          </table:table-cell>
        </table:table-row>
        <table:table-row table:style-name="TableLine1794445442176">
          <table:table-cell table:style-name="Tabla5.A2" office:value-type="string">
            <text:p text:style-name="P42"><text:span text:style-name="T10">Q</text:span>ue</text:p>
          </table:table-cell>
          <table:table-cell table:style-name="Tabla5.B2" office:value-type="string">
            <text:p text:style-name="P42">Permite la organización de los cartoneros, la solicitud de retiro y entrega de materiales y dar de alta a trabajadores de la cooperativa <text:s/></text:p>
          </table:table-cell>
        </table:table-row>
        <table:table-row table:style-name="TableLine1794445442176">
          <table:table-cell table:style-name="Tabla5.A2" office:value-type="string">
            <text:p text:style-name="P42">A diferencia de</text:p>
          </table:table-cell>
          <table:table-cell table:style-name="Tabla5.B2" office:value-type="string">
            <text:p text:style-name="P42">El sistema actual ( papel ) </text:p>
          </table:table-cell>
        </table:table-row>
        <table:table-row table:style-name="TableLine1794445442176">
          <table:table-cell table:style-name="Tabla5.A2" office:value-type="string">
            <text:p text:style-name="P42">Nuestro producto </text:p>
          </table:table-cell>
          <table:table-cell table:style-name="Tabla5.B2" office:value-type="string">
            <text:p text:style-name="P42">Provee de manera automática los recorridos de los cartoneros y no <text:span text:style-name="T19">requiere</text:span> procesos de lógica adicional de administradores. <text:span text:style-name="T10">Además este se encarga </text:span><text:span text:style-name="T11">de los cálculos</text:span><text:span text:style-name="T10"> </text:span><text:span text:style-name="T16"><text:s/></text:span><text:span text:style-name="T17">porcentuales de </text:span><text:span text:style-name="T10">los materiales </text:span><text:span text:style-name="T11">aportados por cada</text:span><text:span text:style-name="T10"> cartonero </text:span><text:span text:style-name="T11">para descontarlo equitativamente</text:span><text:span text:style-name="T10">.</text:span></text:p>
          </table:table-cell>
        </table:table-row>
      </table:table>
      <text:p text:style-name="P49"/>
      <text:p text:style-name="P26"/>
      <text:p text:style-name="P50"/>
      <text:h text:style-name="P32" text:outline-level="1"><text:bookmark-start text:name="__RefHeading___Toc508016724"/><text:span text:style-name="T2">Target Group</text:span><text:bookmark-end text:name="__RefHeading___Toc508016724"/></text:h>
      <text:h text:style-name="P35" text:outline-level="2">Stakeholders Summary</text:h>
      <table:table table:name="Tabla6" table:style-name="Tabla6">
        <table:table-column table:style-name="Tabla6.A" table:number-columns-repeated="3"/>
        <table:table-row table:style-name="TableLine1794554334576">
          <table:table-cell table:style-name="Tabla6.A1" office:value-type="string">
            <text:p text:style-name="P43">Nombre</text:p>
          </table:table-cell>
          <table:table-cell table:style-name="Tabla6.A1" office:value-type="string">
            <text:p text:style-name="P43">Representa A</text:p>
          </table:table-cell>
          <table:table-cell table:style-name="Tabla6.C1" office:value-type="string">
            <text:p text:style-name="P43">Responsibilidades</text:p>
          </table:table-cell>
        </table:table-row>
        <table:table-row table:style-name="TableLine1794554334576">
          <table:table-cell table:style-name="Tabla6.A2" office:value-type="string">
            <text:p text:style-name="P43">Administrativo de la cooperativa </text:p>
          </table:table-cell>
          <table:table-cell table:style-name="Tabla6.A2" office:value-type="string">
            <text:p text:style-name="P44">Encargados de la cooperativa ( Secretaria ) </text:p>
          </table:table-cell>
          <table:table-cell table:style-name="Tabla6.C2" office:value-type="string">
            <text:p text:style-name="P44">Garantiza la división equitativa del trabajo de los cartoneros y son quienes organizan el recorrido de estos. </text:p>
          </table:table-cell>
        </table:table-row>
        <table:table-row table:style-name="TableLine1794554334576">
          <table:table-cell table:style-name="Tabla6.A2" office:value-type="string">
            <text:p text:style-name="P43">Ciudadano</text:p>
          </table:table-cell>
          <table:table-cell table:style-name="Tabla6.A2" office:value-type="string">
            <text:p text:style-name="P44">Todos los ciudadanos residentes en la ciudad donde se encuentra la cooperativa</text:p>
          </table:table-cell>
          <table:table-cell table:style-name="Tabla6.C2" office:value-type="string">
            <text:p text:style-name="Table_20_Contents">Asegura que el sistema satisfaga las necesidades de los <text:span text:style-name="T12">ciudadanos</text:span>. </text:p>
          </table:table-cell>
        </table:table-row>
        <table:table-row table:style-name="TableLine1794554334576">
          <table:table-cell table:style-name="Tabla6.A2" office:value-type="string">
            <text:p text:style-name="P44">Cartonero</text:p>
          </table:table-cell>
          <table:table-cell table:style-name="Tabla6.A2" office:value-type="string">
            <text:p text:style-name="P44">Representa a los trabajadores de la cooperativa </text:p>
          </table:table-cell>
          <table:table-cell table:style-name="Tabla6.C2" office:value-type="string">
            <text:p text:style-name="P44">Se encargan de juntar los materiales de las casas cercanas a la cooperativa</text:p>
          </table:table-cell>
        </table:table-row>
      </table:table>
      <text:p text:style-name="P37"/>
      <text:h text:style-name="P36" text:outline-level="2">User Summary</text:h>
      <table:table table:name="Tabla7" table:style-name="Tabla7">
        <table:table-column table:style-name="Tabla7.A" table:number-columns-repeated="3"/>
        <table:table-row table:style-name="TableLine1794554350080">
          <table:table-cell table:style-name="Tabla7.A1" office:value-type="string">
            <text:p text:style-name="P44">Nombre</text:p>
          </table:table-cell>
          <table:table-cell table:style-name="Tabla7.A1" office:value-type="string">
            <text:p text:style-name="P44">Descripción</text:p>
          </table:table-cell>
          <table:table-cell table:style-name="Tabla7.C1" office:value-type="string">
            <text:p text:style-name="P44">Stakeholder</text:p>
          </table:table-cell>
        </table:table-row>
        <table:table-row table:style-name="TableLine1794554350080">
          <table:table-cell table:style-name="Tabla7.A2" office:value-type="string">
            <text:p text:style-name="P45">Ciudadano</text:p>
          </table:table-cell>
          <table:table-cell table:style-name="Tabla7.A2" office:value-type="string">
            <text:p text:style-name="P45">Puede solicitar retiro de materiales y ofrecerse como voluntario para llevarlo a la cooperativa </text:p>
          </table:table-cell>
          <table:table-cell table:style-name="Tabla7.C2" office:value-type="string">
            <text:p text:style-name="Table_20_Contents">auto representada </text:p>
          </table:table-cell>
        </table:table-row>
        <table:table-row table:style-name="TableLine1794554350080">
          <table:table-cell table:style-name="Tabla7.A2" office:value-type="string">
            <text:p text:style-name="P45">Cartonero</text:p>
          </table:table-cell>
          <table:table-cell table:style-name="Tabla7.A2" office:value-type="string">
            <text:p text:style-name="P45">Se encarga de la recolección de los materiales </text:p>
          </table:table-cell>
          <table:table-cell table:style-name="Tabla7.C2" office:value-type="string">
            <text:p text:style-name="P45">Secretaria <text:span text:style-name="T5">( revisar )</text:span> </text:p>
          </table:table-cell>
        </table:table-row>
        <table:table-row table:style-name="TableLine1794554350080">
          <table:table-cell table:style-name="Tabla7.A2" office:value-type="string">
            <text:p text:style-name="P45">Secretaria</text:p>
          </table:table-cell>
          <table:table-cell table:style-name="Tabla7.A2" office:value-type="string">
            <text:p text:style-name="Table_20_Contents">Gestiona los datos de <text:span text:style-name="T12">cartoneros</text:span> y <text:span text:style-name="T21">materiales, administra el recorrido de estos y se encarga también de las ventas de la cooperativa </text:span><text:s/></text:p>
          </table:table-cell>
          <table:table-cell table:style-name="Tabla7.C2" office:value-type="string">
            <text:p text:style-name="P45">auto representada </text:p>
          </table:table-cell>
        </table:table-row>
      </table:table>
      <text:p text:style-name="P40"/>
      <text:p text:style-name="P40"/>
      <text:h text:style-name="P31" text:outline-level="1"><text:bookmark-start text:name="__RefHeading___Toc508016725"/>Needs<text:bookmark-end text:name="__RefHeading___Toc508016725"/></text:h>
      <text:p text:style-name="P38"/>
      <text:h text:style-name="P30" text:outline-level="1"><text:bookmark-start text:name="__RefHeading___Toc508016726"/>Product<text:bookmark-end text:name="__RefHeading___Toc508016726"/></text:h>
      <text:list xml:id="list2641369390" text:style-name="L2">
        <text:list-item>
          <text:p text:style-name="P41"><text:span text:style-name="T18">Operar la lista de recorrido</text:span><text:span text:style-name="T2">: </text:span><text:span text:style-name="T4">Mediante la información que se tiene de cada cartonero junto con las solicitudes de retiro se genera una lista de recorrido listando los domicilios que cada cartonero debe visitar.</text:span></text:p>
        </text:list-item>
        <text:list-item>
          <text:p text:style-name="P41"><text:span text:style-name="T2">Gestionar la información de los cartoneros: </text:span><text:span text:style-name="T4">La secretaria, mediante el sistema, debe poder registrar y modificar los datos de los cartoneros que se encuentran actualmente trabajando en la cooperativa.</text:span></text:p>
        </text:list-item>
        <text:list-item>
          <text:p text:style-name="P41"><text:span text:style-name="T2">Solicitud de retiro : </text:span><text:span text:style-name="T4">Un ciudadano da aviso de retiro de materiales, mediante esta función un cartonero visitará su casa para buscar dichos materiales.</text:span></text:p>
        </text:list-item>
        <text:list-item>
          <text:p text:style-name="P41"><text:span text:style-name="T2">Cartelera virtual : </text:span><text:span text:style-name="T4">Los ciudadanos pueden consultar la cartelera virtual para saber que materiales son aceptados por la cooperativa </text:span></text:p>
        </text:list-item>
        <text:list-item>
          <text:p text:style-name="P41"><text:span text:style-name="T2">Registro : </text:span><text:span text:style-name="T4">La secretaria tiene que poder registrarse y logearse en el sistema para tener acceso a sus funcionalidades</text:span></text:p>
        </text:list-item>
        <text:list-item>
          <text:p text:style-name="P41"><text:soft-page-break/><text:span text:style-name="T2">Ofertas de transporte : </text:span><text:span text:style-name="T4">Los ciudadanos pueden cargar y solicitar ofertas de transporte para que otros ciudadanos junten los materiales.</text:span></text:p>
        </text:list-item>
      </text:list>
      <text:p text:style-name="P37"/>
      <text:p text:style-name="P48"><text:span text:style-name="T9"/></text:p>
      <text:h text:style-name="P30" text:outline-level="1"><text:bookmark-start text:name="__RefHeading___Toc508016727"/>Business Goals<text:bookmark-end text:name="__RefHeading___Toc508016727"/></text:h>
      <text:p text:style-name="P37"/>
      <text:p text:style-name="P47"><text:tab/>El objetivo del sistema es facilitar el trabajo y organización de la secretaría por medio de la automatización de muchas funcionalidades de las cuales se encarga actualmente. <text:span text:style-name="T23">El </text:span><text:span text:style-name="T13">proceso</text:span><text:span text:style-name="T23"> actual conlleva un mayor trabajo a los encargados de la cooperativa en cuanto a la asignación de recorridos y cálculos sobre los descuentos en las ventas. Este nuevo sistema </text:span>reducirá el tiempo necesario para realizar tareas de administración <text:span text:style-name="T23">(o asignación)</text:span> y reduce las posibilidades de la ocurrencia de errores que pueden llevar a una <text:span text:style-name="T10">división</text:span> injusta de trabajo para los cartoneros.</text:p>
      <text:p text:style-name="P47"><text:span text:style-name="T22"><text:tab/></text:span><text:span text:style-name="T24">En el proceso anterior la colaboración por parte de ciudadanos podía resultar complicada debido a que se resolvía mediante llamadas telefónicas y podían surgir errores en cuanto a los materiales admisibles por la cooperativa. </text:span><text:span text:style-name="T14">Sin embargo, en</text:span><text:span text:style-name="T23"> e</text:span><text:span text:style-name="T22">l nuevo sistema </text:span><text:span text:style-name="T24">se</text:span><text:span text:style-name="T22"> permitirá a los ciudadanos poder relacionarse con la cooperativa haciendo más fácil la tarea de colaboración con el medio ambiente ya sea pidiendo que le retiren los materiales, o también, ofreciéndose a transportar materiales de otros ciudadanos, </text:span><text:span text:style-name="T24">dando una detallada guía sobre los materiales con los que se trabaja en la cooperativa</text:span><text:span text:style-name="T22">. </text:span><text:span text:style-name="T24">Resultando también en la reducción de trabajo de la secretaría que ya no debe mantener un trato directo con los ciudadanos dispuestos a colabora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roma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loext:opacity="100%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es" number:country="A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59cm" fo:margin-left="-0.191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0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es" fo:country="AR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es" fo:country="AR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language="es" fo:country="AR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es" fo:country="AR" fo:font-weight="bold" style:font-size-asian="12pt" style:font-weight-asian="bold" style:font-name-complex="Arial"/>
    </style:style>
    <style:style style:name="MP5" style:family="paragraph" style:parent-style-name="Header">
      <style:text-properties fo:font-size="12pt" fo:language="es" fo:country="AR" style:font-size-asian="12pt"/>
    </style:style>
    <style:style style:name="MP6" style:family="paragraph" style:parent-style-name="Header">
      <style:text-properties fo:language="es" fo:country="AR"/>
    </style:style>
    <style:style style:name="MP7" style:family="paragraph" style:parent-style-name="Footer">
      <style:text-properties fo:language="es" fo:country="AR"/>
    </style:style>
    <style:style style:name="MP8" style:family="paragraph" style:parent-style-name="Standard">
      <style:text-properties style:use-window-font-color="true" loext:opacity="0%" style:font-name="Times New Roman" fo:font-size="10pt" fo:language="es" fo:country="AR" officeooo:rsid="0023c5de" officeooo:paragraph-rsid="0023c5de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es" fo:country="AR"/>
    </style:style>
    <style:style style:name="MP10" style:family="paragraph" style:parent-style-name="Standard">
      <style:text-properties fo:language="es" fo:country="A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es" fo:country="AR"/>
    </style:style>
    <style:style style:name="MP12" style:family="paragraph" style:parent-style-name="Standard">
      <style:paragraph-properties fo:text-align="center" style:justify-single-word="false"/>
      <style:text-properties fo:language="es" fo:country="A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c5de"/>
    </style:style>
    <style:style style:name="MT2" style:family="text">
      <style:text-properties style:use-window-font-color="true" loext:opacity="0%" style:font-name="Times New Roman" fo:font-size="10pt" officeooo:rsid="0023c5de" style:font-name-asian="Times New Roman" style:font-size-asian="10pt" style:font-name-complex="Times New Roman" style:font-size-complex="10pt" style:language-complex="ar" style:country-complex="SA"/>
    </style:style>
    <style:style style:name="MT3" style:family="text">
      <style:text-properties style:font-name="Symbol1" fo:font-size="10pt"/>
    </style:style>
    <style:style style:name="MT4" style:family="text">
      <style:text-properties fo:language="es" fo:country="AR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8">CooperativaDeCesi</text:p>
            </table:table-cell>
            <table:table-cell table:style-name="Tabla3.A1" office:value-type="string">
              <text:p text:style-name="MP9"><text:s text:c="2"/>Version: <text:s text:c="10"/>&lt;1.0&gt;</text:p>
            </table:table-cell>
          </table:table-row>
          <table:table-row table:style-name="Tabla3.1">
            <table:table-cell table:style-name="Tabla3.A1" office:value-type="string">
              <text:p text:style-name="MP10"><text:title>Vision</text:title></text:p>
            </table:table-cell>
            <table:table-cell table:style-name="Tabla3.A1" office:value-type="string">
              <text:p text:style-name="MP10"><text:s text:c="2"/>Date: <text:s/>&lt;<text:span text:style-name="MT1">0</text:span><text:span text:style-name="MT2">2</text:span>/<text:span text:style-name="MT2">5</text:span>/<text:span text:style-name="MT2">21</text:span>&gt;</text:p>
            </table:table-cell>
          </table:table-row>
          <table:table-row table:style-name="Tabla3.1">
            <table:table-cell table:style-name="Tabla3.A1" table:number-columns-spanned="2" office:value-type="string">
              <text:p text:style-name="MP10">&lt;document identifier&gt;</text:p>
            </table:table-cell>
            <table:covered-table-cell/>
          </table:table-row>
        </table:table>
        <text:p text:style-name="MP6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11">Confidential</text:p>
            </table:table-cell>
            <table:table-cell table:style-name="Tabla2.A1" office:value-type="string">
              <text:p text:style-name="MP12"><text:span text:style-name="MT3">Ó</text:span><text:user-defined style:data-style-name="N0" text:name="Company"/>, <text:date style:data-style-name="N107" text:date-value="2021-05-02T18:08:37.921000113">2021</text:date></text:p>
            </table:table-cell>
            <table:table-cell table:style-name="Tabla2.A1" office:value-type="string">
              <text:p text:style-name="MP13"><text:span text:style-name="MT4">Page </text:span><text:span text:style-name="Page_20_Number"><text:span text:style-name="MT4"><text:page-number text:select-page="current">6</text:page-number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1-05-02T16:28:44.707000000</meta:creation-date>
    <dc:date>2021-05-02T18:08:37.710000000</dc:date>
    <meta:editing-cycles>12</meta:editing-cycles>
    <meta:editing-duration>PT42M18S</meta:editing-duration>
    <meta:generator>LibreOffice/7.1.2.2$Windows_X86_64 LibreOffice_project/8a45595d069ef5570103caea1b71cc9d82b2aae4</meta:generator>
    <meta:document-statistic meta:table-count="7" meta:image-count="0" meta:object-count="0" meta:page-count="6" meta:paragraph-count="89" meta:word-count="750" meta:character-count="4848" meta:non-whitespace-character-count="4155"/>
  </office:meta>
</office:document-meta>
</file>